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49" calcext:value-type="float">
            <text:p>9249</text:p>
          </table:table-cell>
          <table:table-cell office:value-type="float" office:value="0.84" calcext:value-type="float">
            <text:p>0.8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3.07496666666667" calcext:value-type="float">
            <text:p>3.0749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529" calcext:value-type="float">
            <text:p>105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089" calcext:value-type="float">
            <text:p>13089</text:p>
          </table:table-cell>
          <table:table-cell office:value-type="float" office:value="1.04" calcext:value-type="float">
            <text:p>1.04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1.297" calcext:value-type="float">
            <text:p>1.29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449" calcext:value-type="float">
            <text:p>28449</text:p>
          </table:table-cell>
          <table:table-cell office:value-type="float" office:value="1.63" calcext:value-type="float">
            <text:p>1.6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929" calcext:value-type="float">
            <text:p>48929</text:p>
          </table:table-cell>
          <table:table-cell office:value-type="float" office:value="2.046" calcext:value-type="float">
            <text:p>2.04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0561" calcext:value-type="float">
            <text:p>90561</text:p>
          </table:table-cell>
          <table:table-cell office:value-type="float" office:value="2.509" calcext:value-type="float">
            <text:p>2.509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73825" calcext:value-type="float">
            <text:p>173825</text:p>
          </table:table-cell>
          <table:table-cell office:value-type="float" office:value="2.918" calcext:value-type="float">
            <text:p>2.91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40353" calcext:value-type="float">
            <text:p>340353</text:p>
          </table:table-cell>
          <table:table-cell office:value-type="float" office:value="3.225" calcext:value-type="float">
            <text:p>3.22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73409" calcext:value-type="float">
            <text:p>673409</text:p>
          </table:table-cell>
          <table:table-cell office:value-type="float" office:value="3.432" calcext:value-type="float">
            <text:p>3.43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39521" calcext:value-type="float">
            <text:p>1339521</text:p>
          </table:table-cell>
          <table:table-cell office:value-type="float" office:value="3.483" calcext:value-type="float">
            <text:p>3.483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671745" calcext:value-type="float">
            <text:p>2671745</text:p>
          </table:table-cell>
          <table:table-cell office:value-type="float" office:value="3.578" calcext:value-type="float">
            <text:p>3.578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336194" calcext:value-type="float">
            <text:p>5336194</text:p>
          </table:table-cell>
          <table:table-cell office:value-type="float" office:value="3.596" calcext:value-type="float">
            <text:p>3.596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665089" calcext:value-type="float">
            <text:p>10665089</text:p>
          </table:table-cell>
          <table:table-cell office:value-type="float" office:value="3.621" calcext:value-type="float">
            <text:p>3.621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1322882" calcext:value-type="float">
            <text:p>21322882</text:p>
          </table:table-cell>
          <table:table-cell office:value-type="float" office:value="3.629" calcext:value-type="float">
            <text:p>3.629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6" calcext:value-type="float">
            <text:p>42638466</text:p>
          </table:table-cell>
          <table:table-cell office:value-type="float" office:value="3.634" calcext:value-type="float">
            <text:p>3.634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5269635" calcext:value-type="float">
            <text:p>85269635</text:p>
          </table:table-cell>
          <table:table-cell office:value-type="float" office:value="3.639" calcext:value-type="float">
            <text:p>3.639</text:p>
          </table:table-cell>
          <table:table-cell office:value-type="float" office:value="0.006172" calcext:value-type="float">
            <text:p>0.006172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531972" calcext:value-type="float">
            <text:p>170531972</text:p>
          </table:table-cell>
          <table:table-cell office:value-type="float" office:value="3.642" calcext:value-type="float">
            <text:p>3.642</text:p>
          </table:table-cell>
          <table:table-cell office:value-type="float" office:value="0.012189" calcext:value-type="float">
            <text:p>0.012189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056647" calcext:value-type="float">
            <text:p>341056647</text:p>
          </table:table-cell>
          <table:table-cell office:value-type="float" office:value="3.643" calcext:value-type="float">
            <text:p>3.643</text:p>
          </table:table-cell>
          <table:table-cell office:value-type="float" office:value="0.02423" calcext:value-type="float">
            <text:p>0.02423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2105998" calcext:value-type="float">
            <text:p>682105998</text:p>
          </table:table-cell>
          <table:table-cell office:value-type="float" office:value="3.628" calcext:value-type="float">
            <text:p>3.628</text:p>
          </table:table-cell>
          <table:table-cell office:value-type="float" office:value="0.048517" calcext:value-type="float">
            <text:p>0.048517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4204701" calcext:value-type="float">
            <text:p>1364204701</text:p>
          </table:table-cell>
          <table:table-cell office:value-type="float" office:value="3.644" calcext:value-type="float">
            <text:p>3.644</text:p>
          </table:table-cell>
          <table:table-cell office:value-type="float" office:value="0.109289" calcext:value-type="float">
            <text:p>0.109289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28402097" calcext:value-type="float">
            <text:p>2728402097</text:p>
          </table:table-cell>
          <table:table-cell office:value-type="float" office:value="3.639" calcext:value-type="float">
            <text:p>3.639</text:p>
          </table:table-cell>
          <table:table-cell office:value-type="float" office:value="0.192318" calcext:value-type="float">
            <text:p>0.192318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56796896" calcext:value-type="float">
            <text:p>5456796896</text:p>
          </table:table-cell>
          <table:table-cell office:value-type="float" office:value="3.642" calcext:value-type="float">
            <text:p>3.642</text:p>
          </table:table-cell>
          <table:table-cell office:value-type="float" office:value="0.377736" calcext:value-type="float">
            <text:p>0.377736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0913586505" calcext:value-type="float">
            <text:p>10913586505</text:p>
          </table:table-cell>
          <table:table-cell office:value-type="float" office:value="3.62" calcext:value-type="float">
            <text:p>3.62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1827166768" calcext:value-type="float">
            <text:p>21827166768</text:p>
          </table:table-cell>
          <table:table-cell office:value-type="float" office:value="3.642" calcext:value-type="float">
            <text:p>3.642</text:p>
          </table:table-cell>
          <table:table-cell office:value-type="float" office:value="5.554982" calcext:value-type="float">
            <text:p>5.554982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3654324131" calcext:value-type="float">
            <text:p>43654324131</text:p>
          </table:table-cell>
          <table:table-cell office:value-type="float" office:value="3.641" calcext:value-type="float">
            <text:p>3.641</text:p>
          </table:table-cell>
          <table:table-cell office:value-type="float" office:value="3.190327" calcext:value-type="float">
            <text:p>3.190327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87308640941" calcext:value-type="float">
            <text:p>87308640941</text:p>
          </table:table-cell>
          <table:table-cell office:value-type="float" office:value="3.62" calcext:value-type="float">
            <text:p>3.62</text:p>
          </table:table-cell>
          <table:table-cell office:value-type="float" office:value="6.228915" calcext:value-type="float">
            <text:p>6.228915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74617277106" calcext:value-type="float">
            <text:p>174617277106</text:p>
          </table:table-cell>
          <table:table-cell office:value-type="float" office:value="3.617" calcext:value-type="float">
            <text:p>3.617</text:p>
          </table:table-cell>
          <table:table-cell office:value-type="float" office:value="21.493474" calcext:value-type="float">
            <text:p>21.493474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49234545406" calcext:value-type="float">
            <text:p>349234545406</text:p>
          </table:table-cell>
          <table:table-cell office:value-type="float" office:value="3.637" calcext:value-type="float">
            <text:p>3.637</text:p>
          </table:table-cell>
          <table:table-cell office:value-type="float" office:value="38.378258" calcext:value-type="float">
            <text:p>38.378258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98469078570" calcext:value-type="float">
            <text:p>698469078570</text:p>
          </table:table-cell>
          <table:table-cell office:value-type="float" office:value="3.636" calcext:value-type="float">
            <text:p>3.636</text:p>
          </table:table-cell>
          <table:table-cell office:value-type="float" office:value="57.903833" calcext:value-type="float">
            <text:p>57.903833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49" calcext:value-type="float">
            <text:p>9249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3.07866666666667" calcext:value-type="float">
            <text:p>3.078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529" calcext:value-type="float">
            <text:p>10529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089" calcext:value-type="float">
            <text:p>13089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1.264" calcext:value-type="float">
            <text:p>1.26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449" calcext:value-type="float">
            <text:p>28449</text:p>
          </table:table-cell>
          <table:table-cell office:value-type="float" office:value="1.404" calcext:value-type="float">
            <text:p>1.40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929" calcext:value-type="float">
            <text:p>48929</text:p>
          </table:table-cell>
          <table:table-cell office:value-type="float" office:value="2.084" calcext:value-type="float">
            <text:p>2.08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0561" calcext:value-type="float">
            <text:p>90561</text:p>
          </table:table-cell>
          <table:table-cell office:value-type="float" office:value="2.6" calcext:value-type="float">
            <text:p>2.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73825" calcext:value-type="float">
            <text:p>173825</text:p>
          </table:table-cell>
          <table:table-cell office:value-type="float" office:value="2.954" calcext:value-type="float">
            <text:p>2.95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40353" calcext:value-type="float">
            <text:p>340353</text:p>
          </table:table-cell>
          <table:table-cell office:value-type="float" office:value="3.173" calcext:value-type="float">
            <text:p>3.17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73409" calcext:value-type="float">
            <text:p>673409</text:p>
          </table:table-cell>
          <table:table-cell office:value-type="float" office:value="2.976" calcext:value-type="float">
            <text:p>2.97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39521" calcext:value-type="float">
            <text:p>1339521</text:p>
          </table:table-cell>
          <table:table-cell office:value-type="float" office:value="3.554" calcext:value-type="float">
            <text:p>3.554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671745" calcext:value-type="float">
            <text:p>2671745</text:p>
          </table:table-cell>
          <table:table-cell office:value-type="float" office:value="3.637" calcext:value-type="float">
            <text:p>3.637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336193" calcext:value-type="float">
            <text:p>5336193</text:p>
          </table:table-cell>
          <table:table-cell office:value-type="float" office:value="3.658" calcext:value-type="float">
            <text:p>3.658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665089" calcext:value-type="float">
            <text:p>10665089</text:p>
          </table:table-cell>
          <table:table-cell office:value-type="float" office:value="3.669" calcext:value-type="float">
            <text:p>3.669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1322881" calcext:value-type="float">
            <text:p>21322881</text:p>
          </table:table-cell>
          <table:table-cell office:value-type="float" office:value="3.695" calcext:value-type="float">
            <text:p>3.695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5" calcext:value-type="float">
            <text:p>42638465</text:p>
          </table:table-cell>
          <table:table-cell office:value-type="float" office:value="3.688" calcext:value-type="float">
            <text:p>3.688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5269635" calcext:value-type="float">
            <text:p>85269635</text:p>
          </table:table-cell>
          <table:table-cell office:value-type="float" office:value="3.699" calcext:value-type="float">
            <text:p>3.699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531972" calcext:value-type="float">
            <text:p>170531972</text:p>
          </table:table-cell>
          <table:table-cell office:value-type="float" office:value="3.706" calcext:value-type="float">
            <text:p>3.706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056646" calcext:value-type="float">
            <text:p>341056646</text:p>
          </table:table-cell>
          <table:table-cell office:value-type="float" office:value="3.709" calcext:value-type="float">
            <text:p>3.709</text:p>
          </table:table-cell>
          <table:table-cell office:value-type="float" office:value="0.023532" calcext:value-type="float">
            <text:p>0.023532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2106003" calcext:value-type="float">
            <text:p>682106003</text:p>
          </table:table-cell>
          <table:table-cell office:value-type="float" office:value="3.274" calcext:value-type="float">
            <text:p>3.274</text:p>
          </table:table-cell>
          <table:table-cell office:value-type="float" office:value="0.073617" calcext:value-type="float">
            <text:p>0.073617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4204697" calcext:value-type="float">
            <text:p>1364204697</text:p>
          </table:table-cell>
          <table:table-cell office:value-type="float" office:value="3.717" calcext:value-type="float">
            <text:p>3.717</text:p>
          </table:table-cell>
          <table:table-cell office:value-type="float" office:value="0.094499" calcext:value-type="float">
            <text:p>0.094499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28402101" calcext:value-type="float">
            <text:p>2728402101</text:p>
          </table:table-cell>
          <table:table-cell office:value-type="float" office:value="3.716" calcext:value-type="float">
            <text:p>3.716</text:p>
          </table:table-cell>
          <table:table-cell office:value-type="float" office:value="0.183255" calcext:value-type="float">
            <text:p>0.183255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56796901" calcext:value-type="float">
            <text:p>5456796901</text:p>
          </table:table-cell>
          <table:table-cell office:value-type="float" office:value="3.717" calcext:value-type="float">
            <text:p>3.717</text:p>
          </table:table-cell>
          <table:table-cell office:value-type="float" office:value="0.364776" calcext:value-type="float">
            <text:p>0.364776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0913586490" calcext:value-type="float">
            <text:p>10913586490</text:p>
          </table:table-cell>
          <table:table-cell office:value-type="float" office:value="3.716" calcext:value-type="float">
            <text:p>3.716</text:p>
          </table:table-cell>
          <table:table-cell office:value-type="float" office:value="0.734353" calcext:value-type="float">
            <text:p>0.734353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1827165715" calcext:value-type="float">
            <text:p>21827165715</text:p>
          </table:table-cell>
          <table:table-cell office:value-type="float" office:value="3.647" calcext:value-type="float">
            <text:p>3.647</text:p>
          </table:table-cell>
          <table:table-cell office:value-type="float" office:value="1.588185" calcext:value-type="float">
            <text:p>1.588185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3654324098" calcext:value-type="float">
            <text:p>43654324098</text:p>
          </table:table-cell>
          <table:table-cell office:value-type="float" office:value="3.7" calcext:value-type="float">
            <text:p>3.7</text:p>
          </table:table-cell>
          <table:table-cell office:value-type="float" office:value="3.075447" calcext:value-type="float">
            <text:p>3.075447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87308640924" calcext:value-type="float">
            <text:p>87308640924</text:p>
          </table:table-cell>
          <table:table-cell office:value-type="float" office:value="3.679" calcext:value-type="float">
            <text:p>3.679</text:p>
          </table:table-cell>
          <table:table-cell office:value-type="float" office:value="6.218509" calcext:value-type="float">
            <text:p>6.218509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74617274489" calcext:value-type="float">
            <text:p>174617274489</text:p>
          </table:table-cell>
          <table:table-cell office:value-type="float" office:value="3.691" calcext:value-type="float">
            <text:p>3.691</text:p>
          </table:table-cell>
          <table:table-cell office:value-type="float" office:value="12.169962" calcext:value-type="float">
            <text:p>12.169962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49234542622" calcext:value-type="float">
            <text:p>349234542622</text:p>
          </table:table-cell>
          <table:table-cell office:value-type="float" office:value="3.707" calcext:value-type="float">
            <text:p>3.707</text:p>
          </table:table-cell>
          <table:table-cell office:value-type="float" office:value="27.905073" calcext:value-type="float">
            <text:p>27.905073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98469085510" calcext:value-type="float">
            <text:p>698469085510</text:p>
          </table:table-cell>
          <table:table-cell office:value-type="float" office:value="3.697" calcext:value-type="float">
            <text:p>3.697</text:p>
          </table:table-cell>
          <table:table-cell office:value-type="float" office:value="84.799984" calcext:value-type="float">
            <text:p>84.799984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45" calcext:value-type="float">
            <text:p>93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3.11853333333333" calcext:value-type="float">
            <text:p>3.1185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689" calcext:value-type="float">
            <text:p>1068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377" calcext:value-type="float">
            <text:p>1337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753" calcext:value-type="float">
            <text:p>18753</text:p>
          </table:table-cell>
          <table:table-cell office:value-type="float" office:value="1.364" calcext:value-type="float">
            <text:p>1.36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505" calcext:value-type="float">
            <text:p>29505</text:p>
          </table:table-cell>
          <table:table-cell office:value-type="float" office:value="1.659" calcext:value-type="float">
            <text:p>1.659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009" calcext:value-type="float">
            <text:p>51009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4689" calcext:value-type="float">
            <text:p>94689</text:p>
          </table:table-cell>
          <table:table-cell office:value-type="float" office:value="2.709" calcext:value-type="float">
            <text:p>2.70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82049" calcext:value-type="float">
            <text:p>18204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56769" calcext:value-type="float">
            <text:p>356769</text:p>
          </table:table-cell>
          <table:table-cell office:value-type="float" office:value="3.328" calcext:value-type="float">
            <text:p>3.32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706209" calcext:value-type="float">
            <text:p>706209</text:p>
          </table:table-cell>
          <table:table-cell office:value-type="float" office:value="3.499" calcext:value-type="float">
            <text:p>3.49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405089" calcext:value-type="float">
            <text:p>1405089</text:p>
          </table:table-cell>
          <table:table-cell office:value-type="float" office:value="3.583" calcext:value-type="float">
            <text:p>3.583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802849" calcext:value-type="float">
            <text:p>2802849</text:p>
          </table:table-cell>
          <table:table-cell office:value-type="float" office:value="3.67" calcext:value-type="float">
            <text:p>3.67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598369" calcext:value-type="float">
            <text:p>5598369</text:p>
          </table:table-cell>
          <table:table-cell office:value-type="float" office:value="3.693" calcext:value-type="float">
            <text:p>3.693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1189409" calcext:value-type="float">
            <text:p>11189409</text:p>
          </table:table-cell>
          <table:table-cell office:value-type="float" office:value="3.713" calcext:value-type="float">
            <text:p>3.713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2371490" calcext:value-type="float">
            <text:p>22371490</text:p>
          </table:table-cell>
          <table:table-cell office:value-type="float" office:value="3.712" calcext:value-type="float">
            <text:p>3.712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4735649" calcext:value-type="float">
            <text:p>44735649</text:p>
          </table:table-cell>
          <table:table-cell office:value-type="float" office:value="3.729" calcext:value-type="float">
            <text:p>3.729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9463971" calcext:value-type="float">
            <text:p>89463971</text:p>
          </table:table-cell>
          <table:table-cell office:value-type="float" office:value="3.737" calcext:value-type="float">
            <text:p>3.737</text:p>
          </table:table-cell>
          <table:table-cell office:value-type="float" office:value="0.006299" calcext:value-type="float">
            <text:p>0.006299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8920612" calcext:value-type="float">
            <text:p>178920612</text:p>
          </table:table-cell>
          <table:table-cell office:value-type="float" office:value="3.689" calcext:value-type="float">
            <text:p>3.689</text:p>
          </table:table-cell>
          <table:table-cell office:value-type="float" office:value="0.012645" calcext:value-type="float">
            <text:p>0.012645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833896" calcext:value-type="float">
            <text:p>357833896</text:p>
          </table:table-cell>
          <table:table-cell office:value-type="float" office:value="3.706" calcext:value-type="float">
            <text:p>3.706</text:p>
          </table:table-cell>
          <table:table-cell office:value-type="float" office:value="0.02501" calcext:value-type="float">
            <text:p>0.02501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15660462" calcext:value-type="float">
            <text:p>715660462</text:p>
          </table:table-cell>
          <table:table-cell office:value-type="float" office:value="3.719" calcext:value-type="float">
            <text:p>3.719</text:p>
          </table:table-cell>
          <table:table-cell office:value-type="float" office:value="0.049667" calcext:value-type="float">
            <text:p>0.049667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31313600" calcext:value-type="float">
            <text:p>1431313600</text:p>
          </table:table-cell>
          <table:table-cell office:value-type="float" office:value="3.438" calcext:value-type="float">
            <text:p>3.438</text:p>
          </table:table-cell>
          <table:table-cell office:value-type="float" office:value="0.124131" calcext:value-type="float">
            <text:p>0.124131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62619864" calcext:value-type="float">
            <text:p>2862619864</text:p>
          </table:table-cell>
          <table:table-cell office:value-type="float" office:value="3.665" calcext:value-type="float">
            <text:p>3.665</text:p>
          </table:table-cell>
          <table:table-cell office:value-type="float" office:value="0.217393" calcext:value-type="float">
            <text:p>0.217393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725232391" calcext:value-type="float">
            <text:p>5725232391</text:p>
          </table:table-cell>
          <table:table-cell office:value-type="float" office:value="3.698" calcext:value-type="float">
            <text:p>3.698</text:p>
          </table:table-cell>
          <table:table-cell office:value-type="float" office:value="0.397847" calcext:value-type="float">
            <text:p>0.397847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450457465" calcext:value-type="float">
            <text:p>11450457465</text:p>
          </table:table-cell>
          <table:table-cell office:value-type="float" office:value="3.702" calcext:value-type="float">
            <text:p>3.702</text:p>
          </table:table-cell>
          <table:table-cell office:value-type="float" office:value="0.857268" calcext:value-type="float">
            <text:p>0.857268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2900909103" calcext:value-type="float">
            <text:p>22900909103</text:p>
          </table:table-cell>
          <table:table-cell office:value-type="float" office:value="3.603" calcext:value-type="float">
            <text:p>3.603</text:p>
          </table:table-cell>
          <table:table-cell office:value-type="float" office:value="7.584705" calcext:value-type="float">
            <text:p>7.584705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5801809565" calcext:value-type="float">
            <text:p>45801809565</text:p>
          </table:table-cell>
          <table:table-cell office:value-type="float" office:value="3.667" calcext:value-type="float">
            <text:p>3.667</text:p>
          </table:table-cell>
          <table:table-cell office:value-type="float" office:value="10.024486" calcext:value-type="float">
            <text:p>10.024486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91603609372" calcext:value-type="float">
            <text:p>91603609372</text:p>
          </table:table-cell>
          <table:table-cell office:value-type="float" office:value="3.686" calcext:value-type="float">
            <text:p>3.686</text:p>
          </table:table-cell>
          <table:table-cell office:value-type="float" office:value="10.444365" calcext:value-type="float">
            <text:p>10.444365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3207212517" calcext:value-type="float">
            <text:p>183207212517</text:p>
          </table:table-cell>
          <table:table-cell office:value-type="float" office:value="3.72" calcext:value-type="float">
            <text:p>3.72</text:p>
          </table:table-cell>
          <table:table-cell office:value-type="float" office:value="25.397865" calcext:value-type="float">
            <text:p>25.397865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66414414268" calcext:value-type="float">
            <text:p>366414414268</text:p>
          </table:table-cell>
          <table:table-cell office:value-type="float" office:value="3.735" calcext:value-type="float">
            <text:p>3.735</text:p>
          </table:table-cell>
          <table:table-cell office:value-type="float" office:value="37.138807" calcext:value-type="float">
            <text:p>37.138807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32828827387" calcext:value-type="float">
            <text:p>732828827387</text:p>
          </table:table-cell>
          <table:table-cell office:value-type="float" office:value="3.726" calcext:value-type="float">
            <text:p>3.726</text:p>
          </table:table-cell>
          <table:table-cell office:value-type="float" office:value="98.314977" calcext:value-type="float">
            <text:p>98.314977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45" calcext:value-type="float">
            <text:p>9345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3.12413333333333" calcext:value-type="float">
            <text:p>3.124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689" calcext:value-type="float">
            <text:p>1068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377" calcext:value-type="float">
            <text:p>13377</text:p>
          </table:table-cell>
          <table:table-cell office:value-type="float" office:value="1.103" calcext:value-type="float">
            <text:p>1.10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753" calcext:value-type="float">
            <text:p>18753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9505" calcext:value-type="float">
            <text:p>29505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009" calcext:value-type="float">
            <text:p>51009</text:p>
          </table:table-cell>
          <table:table-cell office:value-type="float" office:value="2.244" calcext:value-type="float">
            <text:p>2.24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4689" calcext:value-type="float">
            <text:p>94689</text:p>
          </table:table-cell>
          <table:table-cell office:value-type="float" office:value="2.741" calcext:value-type="float">
            <text:p>2.74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82049" calcext:value-type="float">
            <text:p>182049</text:p>
          </table:table-cell>
          <table:table-cell office:value-type="float" office:value="3.038" calcext:value-type="float">
            <text:p>3.03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56769" calcext:value-type="float">
            <text:p>356769</text:p>
          </table:table-cell>
          <table:table-cell office:value-type="float" office:value="3.367" calcext:value-type="float">
            <text:p>3.36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706209" calcext:value-type="float">
            <text:p>706209</text:p>
          </table:table-cell>
          <table:table-cell office:value-type="float" office:value="3.484" calcext:value-type="float">
            <text:p>3.48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405089" calcext:value-type="float">
            <text:p>1405089</text:p>
          </table:table-cell>
          <table:table-cell office:value-type="float" office:value="3.627" calcext:value-type="float">
            <text:p>3.627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802849" calcext:value-type="float">
            <text:p>2802849</text:p>
          </table:table-cell>
          <table:table-cell office:value-type="float" office:value="3.672" calcext:value-type="float">
            <text:p>3.672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598369" calcext:value-type="float">
            <text:p>5598369</text:p>
          </table:table-cell>
          <table:table-cell office:value-type="float" office:value="3.702" calcext:value-type="float">
            <text:p>3.702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1189409" calcext:value-type="float">
            <text:p>11189409</text:p>
          </table:table-cell>
          <table:table-cell office:value-type="float" office:value="3.712" calcext:value-type="float">
            <text:p>3.712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2371490" calcext:value-type="float">
            <text:p>22371490</text:p>
          </table:table-cell>
          <table:table-cell office:value-type="float" office:value="3.722" calcext:value-type="float">
            <text:p>3.722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4735649" calcext:value-type="float">
            <text:p>44735649</text:p>
          </table:table-cell>
          <table:table-cell office:value-type="float" office:value="3.573" calcext:value-type="float">
            <text:p>3.573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9463971" calcext:value-type="float">
            <text:p>89463971</text:p>
          </table:table-cell>
          <table:table-cell office:value-type="float" office:value="3.73" calcext:value-type="float">
            <text:p>3.73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8920612" calcext:value-type="float">
            <text:p>178920612</text:p>
          </table:table-cell>
          <table:table-cell office:value-type="float" office:value="3.688" calcext:value-type="float">
            <text:p>3.688</text:p>
          </table:table-cell>
          <table:table-cell office:value-type="float" office:value="0.012567" calcext:value-type="float">
            <text:p>0.012567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57833896" calcext:value-type="float">
            <text:p>357833896</text:p>
          </table:table-cell>
          <table:table-cell office:value-type="float" office:value="3.71" calcext:value-type="float">
            <text:p>3.71</text:p>
          </table:table-cell>
          <table:table-cell office:value-type="float" office:value="0.024976" calcext:value-type="float">
            <text:p>0.024976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15660461" calcext:value-type="float">
            <text:p>715660461</text:p>
          </table:table-cell>
          <table:table-cell office:value-type="float" office:value="3.634" calcext:value-type="float">
            <text:p>3.634</text:p>
          </table:table-cell>
          <table:table-cell office:value-type="float" office:value="0.050817" calcext:value-type="float">
            <text:p>0.050817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31313594" calcext:value-type="float">
            <text:p>1431313594</text:p>
          </table:table-cell>
          <table:table-cell office:value-type="float" office:value="3.736" calcext:value-type="float">
            <text:p>3.736</text:p>
          </table:table-cell>
          <table:table-cell office:value-type="float" office:value="0.098703" calcext:value-type="float">
            <text:p>0.098703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62619861" calcext:value-type="float">
            <text:p>2862619861</text:p>
          </table:table-cell>
          <table:table-cell office:value-type="float" office:value="3.702" calcext:value-type="float">
            <text:p>3.702</text:p>
          </table:table-cell>
          <table:table-cell office:value-type="float" office:value="0.199629" calcext:value-type="float">
            <text:p>0.199629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725232386" calcext:value-type="float">
            <text:p>5725232386</text:p>
          </table:table-cell>
          <table:table-cell office:value-type="float" office:value="3.694" calcext:value-type="float">
            <text:p>3.694</text:p>
          </table:table-cell>
          <table:table-cell office:value-type="float" office:value="0.384212" calcext:value-type="float">
            <text:p>0.384212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450457442" calcext:value-type="float">
            <text:p>11450457442</text:p>
          </table:table-cell>
          <table:table-cell office:value-type="float" office:value="3.688" calcext:value-type="float">
            <text:p>3.688</text:p>
          </table:table-cell>
          <table:table-cell office:value-type="float" office:value="0.771806" calcext:value-type="float">
            <text:p>0.771806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2900908531" calcext:value-type="float">
            <text:p>22900908531</text:p>
          </table:table-cell>
          <table:table-cell office:value-type="float" office:value="3.693" calcext:value-type="float">
            <text:p>3.693</text:p>
          </table:table-cell>
          <table:table-cell office:value-type="float" office:value="5.24937" calcext:value-type="float">
            <text:p>5.24937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5801807964" calcext:value-type="float">
            <text:p>45801807964</text:p>
          </table:table-cell>
          <table:table-cell office:value-type="float" office:value="3.68" calcext:value-type="float">
            <text:p>3.68</text:p>
          </table:table-cell>
          <table:table-cell office:value-type="float" office:value="3.62593" calcext:value-type="float">
            <text:p>3.62593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91603608315" calcext:value-type="float">
            <text:p>91603608315</text:p>
          </table:table-cell>
          <table:table-cell office:value-type="float" office:value="3.673" calcext:value-type="float">
            <text:p>3.673</text:p>
          </table:table-cell>
          <table:table-cell office:value-type="float" office:value="6.436778" calcext:value-type="float">
            <text:p>6.436778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3207209190" calcext:value-type="float">
            <text:p>183207209190</text:p>
          </table:table-cell>
          <table:table-cell office:value-type="float" office:value="3.724" calcext:value-type="float">
            <text:p>3.724</text:p>
          </table:table-cell>
          <table:table-cell office:value-type="float" office:value="12.500492" calcext:value-type="float">
            <text:p>12.500492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66414411066" calcext:value-type="float">
            <text:p>366414411066</text:p>
          </table:table-cell>
          <table:table-cell office:value-type="float" office:value="3.711" calcext:value-type="float">
            <text:p>3.711</text:p>
          </table:table-cell>
          <table:table-cell office:value-type="float" office:value="25.074707" calcext:value-type="float">
            <text:p>25.074707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32828814716" calcext:value-type="float">
            <text:p>732828814716</text:p>
          </table:table-cell>
          <table:table-cell office:value-type="float" office:value="3.725" calcext:value-type="float">
            <text:p>3.725</text:p>
          </table:table-cell>
          <table:table-cell office:value-type="float" office:value="49.774567" calcext:value-type="float">
            <text:p>49.774567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77" calcext:value-type="float">
            <text:p>9377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1.96113333333333" calcext:value-type="float">
            <text:p>1.961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753" calcext:value-type="float">
            <text:p>1075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505" calcext:value-type="float">
            <text:p>13505</text:p>
          </table:table-cell>
          <table:table-cell office:value-type="float" office:value="1.045" calcext:value-type="float">
            <text:p>1.04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009" calcext:value-type="float">
            <text:p>19009</text:p>
          </table:table-cell>
          <table:table-cell office:value-type="float" office:value="1.212" calcext:value-type="float">
            <text:p>1.21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0017" calcext:value-type="float">
            <text:p>30017</text:p>
          </table:table-cell>
          <table:table-cell office:value-type="float" office:value="1.441" calcext:value-type="float">
            <text:p>1.44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2033" calcext:value-type="float">
            <text:p>52033</text:p>
          </table:table-cell>
          <table:table-cell office:value-type="float" office:value="1.578" calcext:value-type="float">
            <text:p>1.57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737" calcext:value-type="float">
            <text:p>96737</text:p>
          </table:table-cell>
          <table:table-cell office:value-type="float" office:value="1.69" calcext:value-type="float">
            <text:p>1.6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86145" calcext:value-type="float">
            <text:p>186145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64961" calcext:value-type="float">
            <text:p>364961</text:p>
          </table:table-cell>
          <table:table-cell office:value-type="float" office:value="2.084" calcext:value-type="float">
            <text:p>2.08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722593" calcext:value-type="float">
            <text:p>722593</text:p>
          </table:table-cell>
          <table:table-cell office:value-type="float" office:value="2.156" calcext:value-type="float">
            <text:p>2.156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437857" calcext:value-type="float">
            <text:p>1437857</text:p>
          </table:table-cell>
          <table:table-cell office:value-type="float" office:value="2.185" calcext:value-type="float">
            <text:p>2.185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868385" calcext:value-type="float">
            <text:p>2868385</text:p>
          </table:table-cell>
          <table:table-cell office:value-type="float" office:value="2.169" calcext:value-type="float">
            <text:p>2.169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729441" calcext:value-type="float">
            <text:p>5729441</text:p>
          </table:table-cell>
          <table:table-cell office:value-type="float" office:value="2.21" calcext:value-type="float">
            <text:p>2.21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1451553" calcext:value-type="float">
            <text:p>11451553</text:p>
          </table:table-cell>
          <table:table-cell office:value-type="float" office:value="2.222" calcext:value-type="float">
            <text:p>2.222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2895778" calcext:value-type="float">
            <text:p>22895778</text:p>
          </table:table-cell>
          <table:table-cell office:value-type="float" office:value="2.221" calcext:value-type="float">
            <text:p>2.221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5784227" calcext:value-type="float">
            <text:p>45784227</text:p>
          </table:table-cell>
          <table:table-cell office:value-type="float" office:value="2.203" calcext:value-type="float">
            <text:p>2.203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1561124" calcext:value-type="float">
            <text:p>91561124</text:p>
          </table:table-cell>
          <table:table-cell office:value-type="float" office:value="2.152" calcext:value-type="float">
            <text:p>2.152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3114918" calcext:value-type="float">
            <text:p>183114918</text:p>
          </table:table-cell>
          <table:table-cell office:value-type="float" office:value="2.196" calcext:value-type="float">
            <text:p>2.196</text:p>
          </table:table-cell>
          <table:table-cell office:value-type="float" office:value="0.021643" calcext:value-type="float">
            <text:p>0.021643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6222508" calcext:value-type="float">
            <text:p>366222508</text:p>
          </table:table-cell>
          <table:table-cell office:value-type="float" office:value="2.189" calcext:value-type="float">
            <text:p>2.189</text:p>
          </table:table-cell>
          <table:table-cell office:value-type="float" office:value="0.043264" calcext:value-type="float">
            <text:p>0.043264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437688" calcext:value-type="float">
            <text:p>732437688</text:p>
          </table:table-cell>
          <table:table-cell office:value-type="float" office:value="2.223" calcext:value-type="float">
            <text:p>2.223</text:p>
          </table:table-cell>
          <table:table-cell office:value-type="float" office:value="0.084955" calcext:value-type="float">
            <text:p>0.084955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64868043" calcext:value-type="float">
            <text:p>1464868043</text:p>
          </table:table-cell>
          <table:table-cell office:value-type="float" office:value="2.223" calcext:value-type="float">
            <text:p>2.223</text:p>
          </table:table-cell>
          <table:table-cell office:value-type="float" office:value="0.169874" calcext:value-type="float">
            <text:p>0.169874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29728756" calcext:value-type="float">
            <text:p>2929728756</text:p>
          </table:table-cell>
          <table:table-cell office:value-type="float" office:value="2.23" calcext:value-type="float">
            <text:p>2.23</text:p>
          </table:table-cell>
          <table:table-cell office:value-type="float" office:value="0.330968" calcext:value-type="float">
            <text:p>0.330968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859450188" calcext:value-type="float">
            <text:p>5859450188</text:p>
          </table:table-cell>
          <table:table-cell office:value-type="float" office:value="2.212" calcext:value-type="float">
            <text:p>2.212</text:p>
          </table:table-cell>
          <table:table-cell office:value-type="float" office:value="0.683006" calcext:value-type="float">
            <text:p>0.683006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718893048" calcext:value-type="float">
            <text:p>11718893048</text:p>
          </table:table-cell>
          <table:table-cell office:value-type="float" office:value="2.211" calcext:value-type="float">
            <text:p>2.211</text:p>
          </table:table-cell>
          <table:table-cell office:value-type="float" office:value="1.362293" calcext:value-type="float">
            <text:p>1.362293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3437778753" calcext:value-type="float">
            <text:p>23437778753</text:p>
          </table:table-cell>
          <table:table-cell office:value-type="float" office:value="2.226" calcext:value-type="float">
            <text:p>2.226</text:p>
          </table:table-cell>
          <table:table-cell office:value-type="float" office:value="2.680121" calcext:value-type="float">
            <text:p>2.680121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6875550175" calcext:value-type="float">
            <text:p>46875550175</text:p>
          </table:table-cell>
          <table:table-cell office:value-type="float" office:value="2.229" calcext:value-type="float">
            <text:p>2.229</text:p>
          </table:table-cell>
          <table:table-cell office:value-type="float" office:value="5.325921" calcext:value-type="float">
            <text:p>5.325921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93751093057" calcext:value-type="float">
            <text:p>93751093057</text:p>
          </table:table-cell>
          <table:table-cell office:value-type="float" office:value="2.211" calcext:value-type="float">
            <text:p>2.211</text:p>
          </table:table-cell>
          <table:table-cell office:value-type="float" office:value="10.835298" calcext:value-type="float">
            <text:p>10.835298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7502178588" calcext:value-type="float">
            <text:p>187502178588</text:p>
          </table:table-cell>
          <table:table-cell office:value-type="float" office:value="2.233" calcext:value-type="float">
            <text:p>2.233</text:p>
          </table:table-cell>
          <table:table-cell office:value-type="float" office:value="20.879088" calcext:value-type="float">
            <text:p>20.879088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75004350026" calcext:value-type="float">
            <text:p>375004350026</text:p>
          </table:table-cell>
          <table:table-cell office:value-type="float" office:value="2.226" calcext:value-type="float">
            <text:p>2.226</text:p>
          </table:table-cell>
          <table:table-cell office:value-type="float" office:value="42.492681" calcext:value-type="float">
            <text:p>42.492681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50008692645" calcext:value-type="float">
            <text:p>750008692645</text:p>
          </table:table-cell>
          <table:table-cell office:value-type="float" office:value="2.228" calcext:value-type="float">
            <text:p>2.228</text:p>
          </table:table-cell>
          <table:table-cell office:value-type="float" office:value="84.667261" calcext:value-type="float">
            <text:p>84.667261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49" calcext:value-type="float">
            <text:p>924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2])" office:value-type="float" office:value="2.97123333333333" calcext:value-type="float">
            <text:p>2.9712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529" calcext:value-type="float">
            <text:p>10529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089" calcext:value-type="float">
            <text:p>13089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209" calcext:value-type="float">
            <text:p>18209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449" calcext:value-type="float">
            <text:p>28449</text:p>
          </table:table-cell>
          <table:table-cell office:value-type="float" office:value="1.487" calcext:value-type="float">
            <text:p>1.48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929" calcext:value-type="float">
            <text:p>48929</text:p>
          </table:table-cell>
          <table:table-cell office:value-type="float" office:value="1.838" calcext:value-type="float">
            <text:p>1.83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0561" calcext:value-type="float">
            <text:p>90561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73825" calcext:value-type="float">
            <text:p>173825</text:p>
          </table:table-cell>
          <table:table-cell office:value-type="float" office:value="2.816" calcext:value-type="float">
            <text:p>2.81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40353" calcext:value-type="float">
            <text:p>340353</text:p>
          </table:table-cell>
          <table:table-cell office:value-type="float" office:value="3.224" calcext:value-type="float">
            <text:p>3.22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73409" calcext:value-type="float">
            <text:p>673409</text:p>
          </table:table-cell>
          <table:table-cell office:value-type="float" office:value="3.245" calcext:value-type="float">
            <text:p>3.24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39521" calcext:value-type="float">
            <text:p>1339521</text:p>
          </table:table-cell>
          <table:table-cell office:value-type="float" office:value="3.425" calcext:value-type="float">
            <text:p>3.425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671745" calcext:value-type="float">
            <text:p>2671745</text:p>
          </table:table-cell>
          <table:table-cell office:value-type="float" office:value="3.53" calcext:value-type="float">
            <text:p>3.5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336193" calcext:value-type="float">
            <text:p>5336193</text:p>
          </table:table-cell>
          <table:table-cell office:value-type="float" office:value="3.304" calcext:value-type="float">
            <text:p>3.304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665089" calcext:value-type="float">
            <text:p>10665089</text:p>
          </table:table-cell>
          <table:table-cell office:value-type="float" office:value="3.564" calcext:value-type="float">
            <text:p>3.564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1322882" calcext:value-type="float">
            <text:p>21322882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2638467" calcext:value-type="float">
            <text:p>42638467</text:p>
          </table:table-cell>
          <table:table-cell office:value-type="float" office:value="3.571" calcext:value-type="float">
            <text:p>3.571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5269635" calcext:value-type="float">
            <text:p>85269635</text:p>
          </table:table-cell>
          <table:table-cell office:value-type="float" office:value="3.464" calcext:value-type="float">
            <text:p>3.464</text:p>
          </table:table-cell>
          <table:table-cell office:value-type="float" office:value="0.006509" calcext:value-type="float">
            <text:p>0.006509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0531972" calcext:value-type="float">
            <text:p>170531972</text:p>
          </table:table-cell>
          <table:table-cell office:value-type="float" office:value="3.532" calcext:value-type="float">
            <text:p>3.532</text:p>
          </table:table-cell>
          <table:table-cell office:value-type="float" office:value="0.012581" calcext:value-type="float">
            <text:p>0.012581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1056647" calcext:value-type="float">
            <text:p>341056647</text:p>
          </table:table-cell>
          <table:table-cell office:value-type="float" office:value="3.548" calcext:value-type="float">
            <text:p>3.548</text:p>
          </table:table-cell>
          <table:table-cell office:value-type="float" office:value="0.024927" calcext:value-type="float">
            <text:p>0.024927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2105997" calcext:value-type="float">
            <text:p>682105997</text:p>
          </table:table-cell>
          <table:table-cell office:value-type="float" office:value="3.51" calcext:value-type="float">
            <text:p>3.51</text:p>
          </table:table-cell>
          <table:table-cell office:value-type="float" office:value="0.050421" calcext:value-type="float">
            <text:p>0.050421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64204699" calcext:value-type="float">
            <text:p>1364204699</text:p>
          </table:table-cell>
          <table:table-cell office:value-type="float" office:value="3.547" calcext:value-type="float">
            <text:p>3.547</text:p>
          </table:table-cell>
          <table:table-cell office:value-type="float" office:value="0.099312" calcext:value-type="float">
            <text:p>0.099312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28402098" calcext:value-type="float">
            <text:p>2728402098</text:p>
          </table:table-cell>
          <table:table-cell office:value-type="float" office:value="3.547" calcext:value-type="float">
            <text:p>3.547</text:p>
          </table:table-cell>
          <table:table-cell office:value-type="float" office:value="0.198581" calcext:value-type="float">
            <text:p>0.198581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456796901" calcext:value-type="float">
            <text:p>5456796901</text:p>
          </table:table-cell>
          <table:table-cell office:value-type="float" office:value="3.551" calcext:value-type="float">
            <text:p>3.551</text:p>
          </table:table-cell>
          <table:table-cell office:value-type="float" office:value="0.398657" calcext:value-type="float">
            <text:p>0.398657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0913586505" calcext:value-type="float">
            <text:p>10913586505</text:p>
          </table:table-cell>
          <table:table-cell office:value-type="float" office:value="3.531" calcext:value-type="float">
            <text:p>3.531</text:p>
          </table:table-cell>
          <table:table-cell office:value-type="float" office:value="0.800649" calcext:value-type="float">
            <text:p>0.800649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1827165716" calcext:value-type="float">
            <text:p>21827165716</text:p>
          </table:table-cell>
          <table:table-cell office:value-type="float" office:value="3.546" calcext:value-type="float">
            <text:p>3.546</text:p>
          </table:table-cell>
          <table:table-cell office:value-type="float" office:value="1.586727" calcext:value-type="float">
            <text:p>1.586727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3654324117" calcext:value-type="float">
            <text:p>43654324117</text:p>
          </table:table-cell>
          <table:table-cell office:value-type="float" office:value="3.581" calcext:value-type="float">
            <text:p>3.581</text:p>
          </table:table-cell>
          <table:table-cell office:value-type="float" office:value="3.136403" calcext:value-type="float">
            <text:p>3.136403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87308640946" calcext:value-type="float">
            <text:p>87308640946</text:p>
          </table:table-cell>
          <table:table-cell office:value-type="float" office:value="3.57" calcext:value-type="float">
            <text:p>3.57</text:p>
          </table:table-cell>
          <table:table-cell office:value-type="float" office:value="6.304569" calcext:value-type="float">
            <text:p>6.304569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74617274649" calcext:value-type="float">
            <text:p>174617274649</text:p>
          </table:table-cell>
          <table:table-cell office:value-type="float" office:value="3.539" calcext:value-type="float">
            <text:p>3.539</text:p>
          </table:table-cell>
          <table:table-cell office:value-type="float" office:value="12.774971" calcext:value-type="float">
            <text:p>12.774971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49234542033" calcext:value-type="float">
            <text:p>349234542033</text:p>
          </table:table-cell>
          <table:table-cell office:value-type="float" office:value="3.527" calcext:value-type="float">
            <text:p>3.527</text:p>
          </table:table-cell>
          <table:table-cell office:value-type="float" office:value="25.600318" calcext:value-type="float">
            <text:p>25.600318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98469076818" calcext:value-type="float">
            <text:p>698469076818</text:p>
          </table:table-cell>
          <table:table-cell office:value-type="float" office:value="3.533" calcext:value-type="float">
            <text:p>3.533</text:p>
          </table:table-cell>
          <table:table-cell office:value-type="float" office:value="51.10338" calcext:value-type="float">
            <text:p>51.10338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ize[KiB]</text:p>
          </table:table-cell>
          <table:table-cell office:value-type="string" calcext:value-type="string">
            <text:p>walk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total instructions</text:p>
          </table:table-cell>
          <table:table-cell office:value-type="string" calcext:value-type="string">
            <text:p>instructions per cyc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ccrued elements(sum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81" calcext:value-type="float">
            <text:p>9281</text:p>
          </table:table-cell>
          <table:table-cell office:value-type="float" office:value="0.81" calcext:value-type="float">
            <text:p>0.8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formula="of:=AVERAGE([.G2:.G31])" office:value-type="float" office:value="2.90413333333333" calcext:value-type="float">
            <text:p>2.9041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593" calcext:value-type="float">
            <text:p>10593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7386" calcext:value-type="float">
            <text:p>73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217" calcext:value-type="float">
            <text:p>13217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13771" calcext:value-type="float">
            <text:p>137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465" calcext:value-type="float">
            <text:p>18465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26589" calcext:value-type="float">
            <text:p>265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961" calcext:value-type="float">
            <text:p>28961</text:p>
          </table:table-cell>
          <table:table-cell office:value-type="float" office:value="1.6" calcext:value-type="float">
            <text:p>1.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53692" calcext:value-type="float">
            <text:p>536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9953" calcext:value-type="float">
            <text:p>49953</text:p>
          </table:table-cell>
          <table:table-cell office:value-type="float" office:value="2.009" calcext:value-type="float">
            <text:p>2.00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15335" calcext:value-type="float">
            <text:p>1153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2609" calcext:value-type="float">
            <text:p>92609</text:p>
          </table:table-cell>
          <table:table-cell office:value-type="float" office:value="2.522" calcext:value-type="float">
            <text:p>2.52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235466" calcext:value-type="float">
            <text:p>2354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77921" calcext:value-type="float">
            <text:p>177921</text:p>
          </table:table-cell>
          <table:table-cell office:value-type="float" office:value="2.761" calcext:value-type="float">
            <text:p>2.76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486048" calcext:value-type="float">
            <text:p>48604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348545" calcext:value-type="float">
            <text:p>348545</text:p>
          </table:table-cell>
          <table:table-cell office:value-type="float" office:value="3.134" calcext:value-type="float">
            <text:p>3.134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974743" calcext:value-type="float">
            <text:p>974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89793" calcext:value-type="float">
            <text:p>689793</text:p>
          </table:table-cell>
          <table:table-cell office:value-type="float" office:value="3.285" calcext:value-type="float">
            <text:p>3.28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2004314" calcext:value-type="float">
            <text:p>20043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372289" calcext:value-type="float">
            <text:p>1372289</text:p>
          </table:table-cell>
          <table:table-cell office:value-type="float" office:value="3.377" calcext:value-type="float">
            <text:p>3.37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4055676" calcext:value-type="float">
            <text:p>40556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737281" calcext:value-type="float">
            <text:p>2737281</text:p>
          </table:table-cell>
          <table:table-cell office:value-type="float" office:value="3.422" calcext:value-type="float">
            <text:p>3.422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8197584" calcext:value-type="float">
            <text:p>81975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467265" calcext:value-type="float">
            <text:p>5467265</text:p>
          </table:table-cell>
          <table:table-cell office:value-type="float" office:value="3.416" calcext:value-type="float">
            <text:p>3.416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16475486" calcext:value-type="float">
            <text:p>164754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927233" calcext:value-type="float">
            <text:p>10927233</text:p>
          </table:table-cell>
          <table:table-cell office:value-type="float" office:value="3.458" calcext:value-type="float">
            <text:p>3.458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33014023" calcext:value-type="float">
            <text:p>330140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1847170" calcext:value-type="float">
            <text:p>21847170</text:p>
          </table:table-cell>
          <table:table-cell office:value-type="float" office:value="3.219" calcext:value-type="float">
            <text:p>3.219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66330343" calcext:value-type="float">
            <text:p>663303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3687042" calcext:value-type="float">
            <text:p>43687042</text:p>
          </table:table-cell>
          <table:table-cell office:value-type="float" office:value="3.419" calcext:value-type="float">
            <text:p>3.419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132979067" calcext:value-type="float">
            <text:p>1329790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87366787" calcext:value-type="float">
            <text:p>87366787</text:p>
          </table:table-cell>
          <table:table-cell office:value-type="float" office:value="3.396" calcext:value-type="float">
            <text:p>3.396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266353278" calcext:value-type="float">
            <text:p>2663532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4726277" calcext:value-type="float">
            <text:p>174726277</text:p>
          </table:table-cell>
          <table:table-cell office:value-type="float" office:value="3.373" calcext:value-type="float">
            <text:p>3.373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533879992" calcext:value-type="float">
            <text:p>53387999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349445256" calcext:value-type="float">
            <text:p>349445256</text:p>
          </table:table-cell>
          <table:table-cell office:value-type="float" office:value="3.368" calcext:value-type="float">
            <text:p>3.368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1068083963" calcext:value-type="float">
            <text:p>106808396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98883215" calcext:value-type="float">
            <text:p>698883215</text:p>
          </table:table-cell>
          <table:table-cell office:value-type="float" office:value="3.399" calcext:value-type="float">
            <text:p>3.399</text:p>
          </table:table-cell>
          <table:table-cell office:value-type="float" office:value="0.053091" calcext:value-type="float">
            <text:p>0.053091</text:p>
          </table:table-cell>
          <table:table-cell office:value-type="float" office:value="2135675579" calcext:value-type="float">
            <text:p>21356755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97759133" calcext:value-type="float">
            <text:p>1397759133</text:p>
          </table:table-cell>
          <table:table-cell office:value-type="float" office:value="3.398" calcext:value-type="float">
            <text:p>3.398</text:p>
          </table:table-cell>
          <table:table-cell office:value-type="float" office:value="0.108366" calcext:value-type="float">
            <text:p>0.108366</text:p>
          </table:table-cell>
          <table:table-cell office:value-type="float" office:value="4273754393" calcext:value-type="float">
            <text:p>4273754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95510966" calcext:value-type="float">
            <text:p>2795510966</text:p>
          </table:table-cell>
          <table:table-cell office:value-type="float" office:value="3.433" calcext:value-type="float">
            <text:p>3.433</text:p>
          </table:table-cell>
          <table:table-cell office:value-type="float" office:value="0.209806" calcext:value-type="float">
            <text:p>0.209806</text:p>
          </table:table-cell>
          <table:table-cell office:value-type="float" office:value="4251996126" calcext:value-type="float">
            <text:p>42519961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591014634" calcext:value-type="float">
            <text:p>5591014634</text:p>
          </table:table-cell>
          <table:table-cell office:value-type="float" office:value="3.439" calcext:value-type="float">
            <text:p>3.439</text:p>
          </table:table-cell>
          <table:table-cell office:value-type="float" office:value="0.419415" calcext:value-type="float">
            <text:p>0.419415</text:p>
          </table:table-cell>
          <table:table-cell office:value-type="float" office:value="4209740201" calcext:value-type="float">
            <text:p>420974020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2021976" calcext:value-type="float">
            <text:p>11182021976</text:p>
          </table:table-cell>
          <table:table-cell office:value-type="float" office:value="3.395" calcext:value-type="float">
            <text:p>3.395</text:p>
          </table:table-cell>
          <table:table-cell office:value-type="float" office:value="0.84894" calcext:value-type="float">
            <text:p>0.84894</text:p>
          </table:table-cell>
          <table:table-cell office:value-type="float" office:value="4126524772" calcext:value-type="float">
            <text:p>41265247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2364036646" calcext:value-type="float">
            <text:p>22364036646</text:p>
          </table:table-cell>
          <table:table-cell office:value-type="float" office:value="3.443" calcext:value-type="float">
            <text:p>3.443</text:p>
          </table:table-cell>
          <table:table-cell office:value-type="float" office:value="1.671656" calcext:value-type="float">
            <text:p>1.671656</text:p>
          </table:table-cell>
          <table:table-cell office:value-type="float" office:value="3956780995" calcext:value-type="float">
            <text:p>395678099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44728066049" calcext:value-type="float">
            <text:p>44728066049</text:p>
          </table:table-cell>
          <table:table-cell office:value-type="float" office:value="3.267" calcext:value-type="float">
            <text:p>3.267</text:p>
          </table:table-cell>
          <table:table-cell office:value-type="float" office:value="3.560926" calcext:value-type="float">
            <text:p>3.560926</text:p>
          </table:table-cell>
          <table:table-cell office:value-type="float" office:value="3615136755" calcext:value-type="float">
            <text:p>361513675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89456124717" calcext:value-type="float">
            <text:p>89456124717</text:p>
          </table:table-cell>
          <table:table-cell office:value-type="float" office:value="3.428" calcext:value-type="float">
            <text:p>3.428</text:p>
          </table:table-cell>
          <table:table-cell office:value-type="float" office:value="6.725486" calcext:value-type="float">
            <text:p>6.725486</text:p>
          </table:table-cell>
          <table:table-cell office:value-type="float" office:value="2944053642" calcext:value-type="float">
            <text:p>29440536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78912242123" calcext:value-type="float">
            <text:p>178912242123</text:p>
          </table:table-cell>
          <table:table-cell office:value-type="float" office:value="3.433" calcext:value-type="float">
            <text:p>3.433</text:p>
          </table:table-cell>
          <table:table-cell office:value-type="float" office:value="13.451511" calcext:value-type="float">
            <text:p>13.451511</text:p>
          </table:table-cell>
          <table:table-cell office:value-type="float" office:value="1592823186" calcext:value-type="float">
            <text:p>1592823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57824476958" calcext:value-type="float">
            <text:p>357824476958</text:p>
          </table:table-cell>
          <table:table-cell office:value-type="float" office:value="3.425" calcext:value-type="float">
            <text:p>3.425</text:p>
          </table:table-cell>
          <table:table-cell office:value-type="float" office:value="26.933368" calcext:value-type="float">
            <text:p>26.933368</text:p>
          </table:table-cell>
          <table:table-cell office:value-type="float" office:value="3203245087" calcext:value-type="float">
            <text:p>32032450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593d3feeb3dc9b7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715648946609" calcext:value-type="float">
            <text:p>715648946609</text:p>
          </table:table-cell>
          <table:table-cell office:value-type="float" office:value="3.427" calcext:value-type="float">
            <text:p>3.427</text:p>
          </table:table-cell>
          <table:table-cell office:value-type="float" office:value="53.816007" calcext:value-type="float">
            <text:p>53.816007</text:p>
          </table:table-cell>
          <table:table-cell office:value-type="float" office:value="2136935214" calcext:value-type="float">
            <text:p>21369352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8T19:15:44.860594250</dc:date>
    <meta:editing-duration>PT18M18S</meta:editing-duration>
    <meta:editing-cycles>2</meta:editing-cycles>
    <meta:generator>LibreOffice/6.3.5.2$Linux_X86_64 LibreOffice_project/30$Build-2</meta:generator>
    <meta:document-statistic meta:table-count="7" meta:cell-count="1967" meta:object-count="0"/>
  </office:meta>
</office:document-meta>
</file>